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196cm" draw:marker-end-width="0.196cm" draw:stroke-linejoin="miter" draw:fill="none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line draw:style-name="gr1" draw:layer="layout" svg:width="4.119cm" svg:height="1.45cm" svg:x="7.582cm" svg:y="7.711cm" svg:viewBox="0 0 4120 1451" draw:points="0,523 2132,0 4120,630 1582,1451 0,523">
            <text:p/>
          </draw:polyline>
          <draw:polyline draw:style-name="gr1" draw:layer="layout" svg:width="4.62cm" svg:height="5.518cm" svg:x="0cm" svg:y="2.704cm" svg:viewBox="0 0 4621 5519" draw:points="0,1279 3960,0 4621,3888 704,5519 0,1279">
            <text:p/>
          </draw:polyline>
          <draw:polyline draw:style-name="gr1" draw:layer="layout" svg:width="1.864cm" svg:height="2.554cm" svg:x="0.68cm" svg:y="10.397cm" svg:viewBox="0 0 1865 2555" draw:points="0,0 718,0 718,2052 1865,2052 1865,2555 0,2555 0,0">
            <text:p/>
          </draw:polyline>
          <draw:polygon draw:style-name="gr1" draw:layer="layout" svg:width="0.728cm" svg:height="2.554cm" svg:x="6.751cm" svg:y="10.397cm" svg:viewBox="0 0 729 2555" draw:points="0,0 729,0 729,2555 0,2555">
            <text:p/>
          </draw:polygon>
          <draw:path draw:style-name="gr1" draw:layer="layout" svg:width="2.564cm" svg:height="2.674cm" svg:x="11.716cm" svg:y="10.334cm" svg:viewBox="0 0 2565 2675" svg:d="m1847 828c-39-265-248-340-442-340-485 0-662 425-662 853 0 598 329 849 757 849 131 0 262-18 393-42v-496h-541v-484h1206v1365c-371 89-750 142-1129 142-276 0-658-43-955-265-325-245-474-648-474-1055 0-308 92-736 382-1015 304-287 750-340 1058-340 400 0 729 85 934 297 184 195 188 407 191 531">
            <text:p/>
          </draw:path>
          <draw:polyline draw:style-name="gr1" draw:layer="layout" svg:width="4.44cm" svg:height="4.799cm" svg:x="7.973cm" svg:y="0.031cm" svg:viewBox="0 0 4441 4800" draw:points="2298,0 4441,2200 2677,4800 0,3366 2298,0">
            <text:p/>
          </draw:polyline>
          <draw:polyline draw:style-name="gr1" draw:layer="layout" svg:width="3.971cm" svg:height="0.868cm" svg:x="11.313cm" svg:y="4.876cm" svg:viewBox="0 0 3972 869" draw:points="0,869 649,180 3209,0 3972,596 0,869">
            <text:p/>
          </draw:polyline>
          <draw:polyline draw:style-name="gr1" draw:layer="layout" svg:width="5.375cm" svg:height="1.711cm" svg:x="9.863cm" svg:y="6.649cm" svg:viewBox="0 0 5376 1712" draw:points="0,960 2235,0 5376,377 3546,1712 0,960">
            <text:p/>
          </draw:polyline>
          <draw:polyline draw:style-name="gr1" draw:layer="layout" svg:width="4.185cm" svg:height="4.485cm" svg:x="3.659cm" svg:y="1.059cm" svg:viewBox="0 0 4186 4486" draw:points="783,4486 300,1645 0,1742 183,0 4186,177 3614,4313 783,4486">
            <text:p/>
          </draw:polyline>
          <draw:polyline draw:style-name="gr1" draw:layer="layout" svg:width="1.078cm" svg:height="2.905cm" svg:x="3.364cm" svg:y="2.704cm" svg:viewBox="0 0 1079 2906" draw:points="0,2906 295,97 596,0 1079,2841 0,2906">
            <text:p/>
          </draw:polyline>
          <draw:polyline draw:style-name="gr1" draw:layer="layout" svg:width="3.144cm" svg:height="0.947cm" svg:x="8.556cm" svg:y="7.79cm" svg:viewBox="0 0 3145 948" draw:points="1397,0 0,439 1901,948 3145,551 1397,0">
            <text:p/>
          </draw:polyline>
          <draw:line draw:style-name="gr2" draw:text-style-name="P1" draw:layer="layout" svg:x1="13.568cm" svg:y1="11.156cm" svg:x2="14.268cm" svg:y2="11.1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302cm" fo:page-height="13.0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2T15:52:45</dc:date>
    <dc:creator>Didier Donsez</dc:creator>
    <meta:generator>LibreOffice/4.0.5.2$MacOSX_x86 LibreOffice_project/5464147a081647a250913f19c0715bca595af2f</meta:generator>
    <meta:editing-duration>P0D</meta:editing-duration>
    <meta:editing-cycles>1</meta:editing-cycles>
    <meta:document-statistic meta:object-count="13"/>
  </office:meta>
</office:document-meta>
</file>